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</office:automatic-styles>
  <office:body>
    <office:spreadsheet>
      <table:table table:name="7, 8, 9 and 10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3"/>
        <table:table-column table:style-name="co1" table:default-cell-style-name="ce4"/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table:formula="of:=[.A1]*[.C1]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table:formula="of:=[.A2]*[.C2]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string">
            <text:p>=</text:p>
          </table:table-cell>
          <table:table-cell table:formula="of:=[.A3]*[.C3]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table:formula="of:=[.A4]*[.C4]"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=</text:p>
          </table:table-cell>
          <table:table-cell table:formula="of:=[.A5]*[.C5]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string">
            <text:p>=</text:p>
          </table:table-cell>
          <table:table-cell table:formula="of:=[.A6]*[.C6]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string">
            <text:p>=</text:p>
          </table:table-cell>
          <table:table-cell table:formula="of:=[.A7]*[.C7]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string">
            <text:p>=</text:p>
          </table:table-cell>
          <table:table-cell table:formula="of:=[.A8]*[.C8]" office:value-type="float" office:value="8">
            <text:p>8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 </meta:initial-creator>
    <meta:creation-date>2013-11-03T16:12:17</meta:creation-date>
    <dc:date>2013-11-03T17:43:28</dc:date>
    <dc:creator>lab </dc:creator>
    <meta:editing-duration>PT23M9S</meta:editing-duration>
    <meta:editing-cycles>6</meta:editing-cycles>
    <meta:generator>LibreOffice/3.5$Linux_x86 LibreOffice_project/350m1$Build-2</meta:generator>
    <meta:document-statistic meta:table-count="1" meta:cell-count="40" meta:object-count="0"/>
  </office:meta>
</office:document-meta>
</file>